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74ef57" officeooo:paragraph-rsid="0066ccf7"/>
    </style:style>
    <style:style style:name="P6" style:family="paragraph" style:parent-style-name="Text_20_body">
      <style:text-properties officeooo:rsid="0050cfd2" officeooo:paragraph-rsid="0066ccf7"/>
    </style:style>
    <style:style style:name="P7" style:family="paragraph" style:parent-style-name="Text_20_body">
      <style:text-properties officeooo:rsid="0074ef57" officeooo:paragraph-rsid="0066cc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95c87" style:font-weight-asian="bold" style:font-weight-complex="bold"/>
    </style:style>
    <style:style style:name="T4" style:family="text">
      <style:text-properties officeooo:rsid="0074ef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927639664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29276394736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1. <text:span text:style-name="T4">Calcula la velocidad máxima teórica del FSB (en MB/s) en un sistema con dos módulos idénticos de memoria DDR-400 configurados en modos Dual Channel.</text:span></text:p>
            <text:p text:style-name="P5">Indica, además, la frecuencia de operación del módulo de memoria y el ancho de banda, así como su nomenclatura en formato PCX-____</text:p>
            <text:p text:style-name="P5"/>
            <text:p text:style-name="P5">Velocidad:</text:p>
            <text:p text:style-name="P5">DDR-400</text:p>
            <text:p text:style-name="P5">400/2= 200MHz</text:p>
            <text:p text:style-name="P5">64 bits = 8 bytes</text:p>
            <text:p text:style-name="P5">200*8 = 6400MB/s</text:p>
            <text:p text:style-name="P5">Dual channel: 200MHz * 8 bytes * 2MB/s * 2 = 6400 MB/s</text:p>
            <text:p text:style-name="P5">Latencia:</text:p>
            <text:p text:style-name="P5">T = (200 * 10^6)^-1= 5*10^-9 segundos = 5 nanosegundos</text:p>
            <text:p text:style-name="P5">PC-3200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0:47:50.732000000</dc:date>
    <meta:editing-duration>PT9H1M59S</meta:editing-duration>
    <meta:editing-cycles>15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5" meta:word-count="90" meta:character-count="509" meta:non-whitespace-character-count="432"/>
  </office:meta>
</office:document-meta>
</file>